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16.04.2017</text:date>, <text:time>20:05: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6T20:05:22.15</dc:date>
    <meta:editing-duration>P137DT18H32M48S</meta:editing-duration>
    <meta:editing-cycles>366</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As Variant, Optional xs As TList)
	If isMissing(xs) Then : cons = _apply(Fn.cons, x) : Else
		Dim result As New TList
		result.tyname = xs.tyname
		result.head = x
		result.tail = xs
		result.len = xs.len + 1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foldr1		As Object
	flatten 	As Object
	reverse 	As Object
	
	TParser_toString	As Object
	mkParser 			As Object
	pChoic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result.foldr1	= lookupFn("foldr1")
		result.flatten	= lookupFn("flatten")
		result.reverse	= lookupFn("reverse")

		result.TParser_toString = lookupFn("TParser_toString")
		result.mkParser	= lookupFn("mkParser")
		result.pChoice	= lookupFn("pChoic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Choice",			2, "Parser a -&gt; Parser a -&gt; Parser a")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Case "foldr1":		result = foldr1(	a0, a1)
		Case "adjoin":		result = adjoin(	a0, a1)
		Case "mkParser":	result = mkParser(	a0, a1)
		Case "pChoice":		result = pChoice(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2, a1)
		Case "foldr":	result = foldl(a0, a2, a1)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oString":		result = toString(		a(0)				)
		Case "TList_toString":	result = TList_toString(a(0)				)
		Case "TList_equ":		result = TList_equ(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item": 	result = "item"
			Case "return":	result = "(return " &amp; toString(p.st) &amp; ")"
			Case "str":		result = "(str " &amp; toString(p.s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aseTyp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test_Parser_toString()
' 3.4 sec for 702 ~&gt; 206.5 aPerSec
	test_Parser_hexNum()
Goto end_of_Parser_tests
' 4.3 sec for 781 ~&gt; 181.6 aPerSec
	test_Parser_hexLit()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toString()
	Dim f As Object
	f = TParser_toString
	assertEqual(isFn(f), True).x
	assertEqual(arity(f),   1).x
	
	assertEqual(TParser_toString(pFail), 			"fail").x
	assertEqual(TParser_toString(pReturn(7)), 		"(return 7)").x
	assertEqual(TParser_toString(pReturn("seven")),	"(return 'seven')").x
	assertEqual(TParser_toString(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